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8.5" calcext:value-type="float">
            <text:p>88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80" calcext:value-type="float">
            <text:p>80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8.5" calcext:value-type="float">
            <text:p>68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x testing and deployment hero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31T18:57:08.103202739</dc:date>
    <meta:editing-duration>PT6H51M26S</meta:editing-duration>
    <meta:editing-cycles>85</meta:editing-cycles>
    <meta:generator>LibreOffice/7.3.7.2$Linux_X86_64 LibreOffice_project/30$Build-2</meta:generator>
    <meta:document-statistic meta:table-count="1" meta:cell-count="299" meta:object-count="0"/>
  </office:meta>
</office:document-meta>
</file>